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7cm" fo:min-width="5.18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6cm" fo:min-width="4.747cm" fo:padding-top="0.135cm" fo:padding-bottom="0.135cm" fo:padding-left="0.26cm" fo:padding-right="0.26cm"/>
      <style:paragraph-properties style:writing-mode="lr-tb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7cm" fo:min-width="4.747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7cm" fo:min-width="3.583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6cm" fo:min-width="3.583cm" fo:padding-top="0.135cm" fo:padding-bottom="0.135cm" fo:padding-left="0.26cm" fo:padding-right="0.26cm"/>
      <style:paragraph-properties style:writing-mode="lr-tb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647cm" fo:min-width="3.582cm" fo:padding-top="0.135cm" fo:padding-bottom="0.135cm" fo:padding-left="0.26cm" fo:padding-right="0.26cm"/>
      <style:paragraph-properties style:writing-mode="lr-tb"/>
    </style:style>
    <style:style style:name="gr7" style:family="graphic" style:parent-style-name="standard">
      <style:graphic-properties svg:stroke-width="0.02cm" svg:stroke-color="#000000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cm" svg:height="0.917cm" svg:x="0.7cm" svg:y="0.3cm">
          <text:p text:style-name="P1"><text:span text:style-name="T1">QgsAbstractGeo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5.267cm" svg:height="0.916cm" svg:x="1.75cm" svg:y="1.675cm">
          <text:p text:style-name="P1"><text:span text:style-name="T1">Q</text:span><text:span text:style-name="T1">g</text:span><text:span text:style-name="T1">s</text:span><text:span text:style-name="T1">P</text:span><text:span text:style-name="T1">o</text:span><text:span text:style-name="T1">i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267cm" svg:height="0.916cm" svg:x="1.75cm" svg:y="2.897cm">
          <text:p text:style-name="P1"><text:span text:style-name="T1">Q</text:span><text:span text:style-name="T1">g</text:span><text:span text:style-name="T1">s</text:span><text:span text:style-name="T1">C</text:span><text:span text:style-name="T1">u</text:span><text:span text:style-name="T1">r</text:span><text:span text:style-name="T1">v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267cm" svg:height="0.917cm" svg:x="1.75cm" svg:y="4.118cm">
          <text:p text:style-name="P1"><text:span text:style-name="T1">QgsSu</text:span><text:span text:style-name="T1">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267cm" svg:height="0.917cm" svg:x="1.75cm" svg:y="5.34cm">
          <text:p text:style-name="P1"><text:span text:style-name="T1">Q</text:span><text:span text:style-name="T1">g</text:span><text:span text:style-name="T1">s</text:span><text:span text:style-name="T1">G</text:span><text:span text:style-name="T1">e</text:span><text:span text:style-name="T1">o</text:span><text:span text:style-name="T1">m</text:span><text:span text:style-name="T1">e</text:span><text:span text:style-name="T1">t</text:span><text:span text:style-name="T1">r</text:span><text:span text:style-name="T1">y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103cm" svg:height="0.917cm" svg:x="8.483cm" svg:y="4.118cm">
          <text:p text:style-name="P1"><text:span text:style-name="T1">QgsM</text:span><text:span text:style-name="T1">ultiPoi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103cm" svg:height="0.917cm" svg:x="8.483cm" svg:y="5.34cm">
          <text:p text:style-name="P1"><text:span text:style-name="T1">Q</text:span><text:span text:style-name="T1">g</text:span><text:span text:style-name="T1">s</text:span><text:span text:style-name="T1">M</text:span><text:span text:style-name="T1">u</text:span><text:span text:style-name="T1">l</text:span><text:span text:style-name="T1">t</text:span><text:span text:style-name="T1">i</text:span><text:span text:style-name="T1">C</text:span><text:span text:style-name="T1">u</text:span><text:span text:style-name="T1">r</text:span><text:span text:style-name="T1">v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103cm" svg:height="0.916cm" svg:x="8.483cm" svg:y="6.562cm">
          <text:p text:style-name="P1"><text:span text:style-name="T1">QgsM</text:span><text:span text:style-name="T1">ultiSurf</text:span><text:span text:style-name="T1">ac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102cm" svg:height="0.917cm" svg:x="9.498cm" svg:y="7.783cm">
          <text:p text:style-name="P1"><text:span text:style-name="T1">Q</text:span><text:span text:style-name="T1">g</text:span><text:span text:style-name="T1">s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o</text:span><text:span text:style-name="T1">l</text:span><text:span text:style-name="T1">y</text:span><text:span text:style-name="T1">g</text:span><text:span text:style-name="T1">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line-skew="-0.129cm" svg:x1="1.75cm" svg:y1="2.133cm" svg:x2="0.982cm" svg:y2="1.217cm" draw:start-shape="id1" draw:start-glue-point="3" svg:d="M1750 2133h-768v-916" svg:viewBox="0 0 769 917">
          <text:p/>
        </draw:connector>
        <draw:connector draw:style-name="gr7" draw:text-style-name="P3" draw:layer="layout" draw:line-skew="-0.129cm" svg:x1="1.75cm" svg:y1="3.355cm" svg:x2="0.982cm" svg:y2="1.217cm" draw:start-shape="id2" draw:start-glue-point="3" svg:d="M1750 3355h-768v-2138" svg:viewBox="0 0 769 2139">
          <text:p/>
        </draw:connector>
        <draw:connector draw:style-name="gr7" draw:text-style-name="P3" draw:layer="layout" draw:line-skew="-0.129cm" svg:x1="1.75cm" svg:y1="4.576cm" svg:x2="0.982cm" svg:y2="1.217cm" draw:start-shape="id3" draw:start-glue-point="3" svg:d="M1750 4576h-768v-3359" svg:viewBox="0 0 769 3360">
          <text:p/>
        </draw:connector>
        <draw:connector draw:style-name="gr7" draw:text-style-name="P3" draw:layer="layout" draw:line-skew="-0.129cm" svg:x1="1.75cm" svg:y1="5.798cm" svg:x2="0.982cm" svg:y2="1.217cm" draw:start-shape="id4" draw:start-glue-point="3" svg:d="M1750 5798h-768v-4581" svg:viewBox="0 0 769 4582">
          <text:p/>
        </draw:connector>
        <draw:connector draw:style-name="gr7" draw:text-style-name="P3" draw:layer="layout" draw:line-skew="-0.049cm" svg:x1="8.483cm" svg:y1="4.576cm" svg:x2="7.017cm" svg:y2="5.798cm" draw:start-shape="id5" draw:start-glue-point="3" draw:end-shape="id4" draw:end-glue-point="1" svg:d="M8483 4576h-783v1222h-683" svg:viewBox="0 0 1467 1223">
          <text:p/>
        </draw:connector>
        <draw:connector draw:style-name="gr7" draw:text-style-name="P3" draw:layer="layout" svg:x1="8.483cm" svg:y1="5.798cm" svg:x2="7.017cm" svg:y2="5.798cm" draw:start-shape="id6" draw:start-glue-point="3" draw:end-shape="id4" draw:end-glue-point="1" svg:d="M8483 5798h-1466" svg:viewBox="0 0 1467 1">
          <text:p/>
        </draw:connector>
        <draw:connector draw:style-name="gr7" draw:text-style-name="P3" draw:layer="layout" draw:line-skew="0.202cm" svg:x1="8.483cm" svg:y1="7.02cm" svg:x2="7.024cm" svg:y2="5.798cm" draw:start-shape="id7" draw:start-glue-point="3" svg:d="M8483 7020h-783v-1222h-676" svg:viewBox="0 0 1460 1223">
          <text:p/>
        </draw:connector>
        <draw:connector draw:style-name="gr7" draw:text-style-name="P3" draw:layer="layout" draw:line-skew="-0.019cm" svg:x1="9.498cm" svg:y1="8.241cm" svg:x2="8.95cm" svg:y2="7.478cm" draw:start-shape="id8" draw:start-glue-point="3" svg:d="M9498 8241h-548v-763" svg:viewBox="0 0 549 7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7T21:33:05.936675198</dc:date>
    <meta:editing-duration>PT7M28S</meta:editing-duration>
    <meta:editing-cycles>4</meta:editing-cycles>
    <meta:generator>LibreOffice/7.3.5.2$Linux_X86_64 LibreOffice_project/30$Build-2</meta:generator>
    <meta:document-statistic meta:object-count="17"/>
  </office:meta>
</office:document-meta>
</file>